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padding="0.049cm" fo:border="0.06pt solid #000000"/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ARD_IDL &gt; root</text:p>
      <text:p text:style-name="P1">STANDARD_IDL &gt; txtrep</text:p>
      <text:p text:style-name="P1">STANDARD_IDL &gt; num_val</text:p>
      <text:p text:style-name="P1">STANDARD_IDL &gt; BOOLEAN &gt; false</text:p>
      <text:p text:style-name="P1">STANDARD_IDL &gt; BOOLEAN &gt; true</text:p>
      <text:p text:style-name="P1">STANDARD_IDL &gt; nil</text:p>
      <text:p text:style-name="P1">STANDARD_IDL &gt; list</text:p>
      <text:p text:style-name="P1">STANDARD_IDL &gt; sourceline</text:p>
      <text:p text:style-name="P1">STANDARD_IDL &gt; error</text:p>
      <text:p text:style-name="P1">STANDARD_IDL &gt; symbol_rep</text:p>
      <text:p text:style-name="P1">STANDARD_IDL &gt; hash</text:p>
      <text:p text:style-name="P1">STANDARD_IDL &gt; void</text:p>
      <text:p text:style-name="P1">ALL_SOURCE &gt; ALL_DECL &gt; ITEM &gt; DECL &gt; USE_PRAGMA &gt; pragma</text:p>
      <text:p text:style-name="P1">ALL_SOURCE &gt; SEQUENCES &gt; general_assoc_s</text:p>
      <text:p text:style-name="P1">ALL_SOURCE &gt; ALL_DECL &gt; ITEM &gt; DECL &gt; ID_S_DECL &gt; EXP_DECL &gt; OBJECT_DECL &gt; constant_decl</text:p>
      <text:p text:style-name="P1">ALL_SOURCE &gt; ALL_DECL &gt; ITEM &gt; DECL &gt; ID_S_DECL &gt; EXP_DECL &gt; OBJECT_DECL &gt; variable_decl</text:p>
      <text:p text:style-name="P1">ALL_SOURCE &gt; DEF_NAME &gt; SOURCE_NAME &gt; OBJECT_NAME &gt; INIT_OBJECT_NAME &gt; VC_NAME &gt; variable_id</text:p>
      <text:p text:style-name="P1">ALL_SOURCE &gt; DEF_NAME &gt; SOURCE_NAME &gt; OBJECT_NAME &gt; INIT_OBJECT_NAME &gt; VC_NAME &gt; constant_id</text:p>
      <text:p text:style-name="P1">ALL_SOURCE &gt; ALL_DECL &gt; ITEM &gt; DECL &gt; ID_S_DECL &gt; EXP_DECL &gt; number_decl</text:p>
      <text:p text:style-name="P1">ALL_SOURCE &gt; DEF_NAME &gt; SOURCE_NAME &gt; OBJECT_NAME &gt; INIT_OBJECT_NAME &gt; number_id</text:p>
      <text:p text:style-name="P1">ALL_SOURCE &gt; SEQUENCES &gt; source_name_s</text:p>
      <text:p text:style-name="P1">ALL_SOURCE &gt; ALL_DECL &gt; ITEM &gt; DECL &gt; ID_DECL &gt; type_decl</text:p>
      <text:p text:style-name="P1">ALL_SOURCE &gt; DEF_NAME &gt; SOURCE_NAME &gt; TYPE_NAME &gt; type_id</text:p>
      <text:p text:style-name="P1">ALL_SOURCE &gt; ALL_DECL &gt; ITEM &gt; DECL &gt; ID_DECL &gt; subtype_decl</text:p>
      <text:p text:style-name="P1">ALL_SOURCE &gt; DEF_NAME &gt; SOURCE_NAME &gt; TYPE_NAME &gt; subtype_id</text:p>
      <text:p text:style-name="P1">ALL_SOURCE &gt; TYPE_DEF &gt; CONSTRAINED_DEF &gt; subtype_indication</text:p>
      <text:p text:style-name="P1">ALL_SOURCE &gt; TYPE_DEF &gt; ARR_ACC_DER_DEF &gt; derived_def</text:p>
      <text:p text:style-name="P1">ALL_SOURCE &gt; CONSTRAINT &gt; DISCRETE_RANGE &gt; RANGE &gt; range</text:p>
      <text:p text:style-name="P1">ALL_SOURCE &gt; CONSTRAINT &gt; DISCRETE_RANGE &gt; RANGE &gt; range_attribute</text:p>
      <text:p text:style-name="P1">ALL_SOURCE &gt; TYPE_DEF &gt; enumeration_def</text:p>
      <text:p text:style-name="P1">ALL_SOURCE &gt; SEQUENCES &gt; enum_literal_s</text:p>
      <text:p text:style-name="P1">TYPE_SPEC &gt; DERIVABLE_SPEC &gt; FULL_TYPE_SPEC &gt; NON_TASK &gt; SCALAR &gt; enumeration</text:p>
      <text:p text:style-name="P1">ALL_SOURCE &gt; DEF_NAME &gt; SOURCE_NAME &gt; OBJECT_NAME &gt; ENUM_LITERAL &gt; enumeration_id</text:p>
      <text:p text:style-name="P1">ALL_SOURCE &gt; DEF_NAME &gt; SOURCE_NAME &gt; OBJECT_NAME &gt; ENUM_LITERAL &gt; character_id</text:p>
      <text:p text:style-name="P1">ALL_SOURCE &gt; TYPE_DEF &gt; CONSTRAINED_DEF &gt; integer_def</text:p>
      <text:p text:style-name="P1">TYPE_SPEC &gt; DERIVABLE_SPEC &gt; FULL_TYPE_SPEC &gt; NON_TASK &gt; SCALAR &gt; Integer</text:p>
      <text:p text:style-name="P1">ALL_SOURCE &gt; TYPE_DEF &gt; CONSTRAINED_DEF &gt; float_def</text:p>
      <text:p text:style-name="P1">ALL_SOURCE &gt; CONSTRAINT &gt; REAL_CONSTRAINT &gt; float_constraint</text:p>
      <text:p text:style-name="P1">TYPE_SPEC &gt; DERIVABLE_SPEC &gt; FULL_TYPE_SPEC &gt; NON_TASK &gt; SCALAR &gt; REAL &gt; float</text:p>
      <text:p text:style-name="P1">ALL_SOURCE &gt; TYPE_DEF &gt; CONSTRAINED_DEF &gt; fixed_def</text:p>
      <text:p text:style-name="P1">ALL_SOURCE &gt; CONSTRAINT &gt; REAL_CONSTRAINT &gt; fixed_constraint</text:p>
      <text:p text:style-name="P1">TYPE_SPEC &gt; DERIVABLE_SPEC &gt; FULL_TYPE_SPEC &gt; NON_TASK &gt; SCALAR &gt; REAL &gt; fixed</text:p>
      <text:p text:style-name="P1">ALL_SOURCE &gt; TYPE_DEF &gt; ARR_ACC_DER_DEF &gt; constrained_array_def</text:p>
      <text:p text:style-name="P1">ALL_SOURCE &gt; CONSTRAINT &gt; index_constraint</text:p>
      <text:p text:style-name="P1">ALL_SOURCE &gt; SEQUENCES &gt; discrete_range_s</text:p>
      <text:p text:style-name="P1">ALL_SOURCE &gt; TYPE_DEF &gt; ARR_ACC_DER_DEF &gt; unconstrained_array_def</text:p>
      <text:p text:style-name="P1">ALL_SOURCE &gt; SEQUENCES &gt; scalar_s</text:p>
      <text:p text:style-name="P1">TYPE_SPEC &gt; DERIVABLE_SPEC &gt; FULL_TYPE_SPEC &gt; NON_TASK &gt; UNCONSTRAINED &gt; UNCONSTRAINED_COMPOSITE &gt; array</text:p>
      <text:p text:style-name="P1">TYPE_SPEC &gt; DERIVABLE_SPEC &gt; FULL_TYPE_SPEC &gt; NON_TASK &gt; CONSTRAINED &gt; constrained_array</text:p>
      <text:p text:style-name="P1">ALL_SOURCE &gt; index</text:p>
      <text:p text:style-name="P1">ALL_SOURCE &gt; SEQUENCES &gt; index_s</text:p>
      <text:p text:style-name="P1">ALL_SOURCE &gt; CONSTRAINT &gt; DISCRETE_RANGE &gt; discrete_subtype</text:p>
      <text:p text:style-name="P1">ALL_SOURCE &gt; TYPE_DEF &gt; record_def</text:p>
      <text:p text:style-name="P1">TYPE_SPEC &gt; DERIVABLE_SPEC &gt; FULL_TYPE_SPEC &gt; NON_TASK &gt; UNCONSTRAINED &gt; UNCONSTRAINED_COMPOSITE &gt; record</text:p>
      <text:p text:style-name="P1">TYPE_SPEC &gt; DERIVABLE_SPEC &gt; FULL_TYPE_SPEC &gt; NON_TASK &gt; CONSTRAINED &gt; constrained_record</text:p>
      <text:p text:style-name="P1">ALL_SOURCE &gt; ALL_DECL &gt; ITEM &gt; DECL &gt; null_comp_decl</text:p>
      <text:p text:style-name="P1">ALL_SOURCE &gt; DEF_NAME &gt; SOURCE_NAME &gt; OBJECT_NAME &gt; INIT_OBJECT_NAME &gt; COMP_NAME &gt; component_id</text:p>
      <text:p text:style-name="P1">ALL_SOURCE &gt; SEQUENCES &gt; dscrmt_decl_s</text:p>
      <text:p text:style-name="P1">ALL_SOURCE &gt; ALL_DECL &gt; ITEM &gt; DSCRMT_PARAM_DECL &gt; dscrmt_decl</text:p>
      <text:p text:style-name="P1">ALL_SOURCE &gt; DEF_NAME &gt; SOURCE_NAME &gt; OBJECT_NAME &gt; INIT_OBJECT_NAME &gt; COMP_NAME &gt; discriminant_id</text:p>
      <text:p text:style-name="P1">ALL_SOURCE &gt; CONSTRAINT &gt; dscrmt_constraint</text:p>
      <text:p text:style-name="P1">ALL_SOURCE &gt; VARIANT_PART &gt; variant_part</text:p>
      <text:p text:style-name="P1">ALL_SOURCE &gt; SEQUENCES &gt; variant_s</text:p>
      <text:p text:style-name="P1">ALL_SOURCE &gt; VARIANT_ELEM &gt; variant</text:p>
      <text:p text:style-name="P1">ALL_SOURCE &gt; SEQUENCES &gt; choice_s</text:p>
      <text:p text:style-name="P1">ALL_SOURCE &gt; comp_list</text:p>
      <text:p text:style-name="P1">ALL_SOURCE &gt; VARIANT_ELEM &gt; variant_pragma</text:p>
      <text:p text:style-name="P1">ALL_SOURCE &gt; CHOICE &gt; choice_exp</text:p>
      <text:p text:style-name="P1">ALL_SOURCE &gt; CHOICE &gt; choice_range</text:p>
      <text:p text:style-name="P1">ALL_SOURCE &gt; CHOICE &gt; choice_others</text:p>
      <text:p text:style-name="P1">ALL_SOURCE &gt; TYPE_DEF &gt; ARR_ACC_DER_DEF &gt; access_def</text:p>
      <text:p text:style-name="P1">TYPE_SPEC &gt; DERIVABLE_SPEC &gt; FULL_TYPE_SPEC &gt; NON_TASK &gt; UNCONSTRAINED &gt; access</text:p>
      <text:p text:style-name="P1">TYPE_SPEC &gt; DERIVABLE_SPEC &gt; FULL_TYPE_SPEC &gt; NON_TASK &gt; CONSTRAINED &gt; constrained_access</text:p>
      <text:p text:style-name="P1">TYPE_SPEC &gt; incomplete</text:p>
      <text:p text:style-name="P1">ALL_SOURCE &gt; SEQUENCES &gt; item_s</text:p>
      <text:p text:style-name="P1">ALL_SOURCE &gt; GENERAL_ASSOC &gt; EXP &gt; NAME &gt; DESIGNATOR &gt; USED_NAME &gt; used_op</text:p>
      <text:p text:style-name="P1">ALL_SOURCE &gt; GENERAL_ASSOC &gt; EXP &gt; NAME &gt; DESIGNATOR &gt; USED_NAME &gt; used_name_id</text:p>
      <text:p text:style-name="P1">ALL_SOURCE &gt; GENERAL_ASSOC &gt; EXP &gt; NAME &gt; DESIGNATOR &gt; USED_OBJECT &gt; used_char</text:p>
      <text:p text:style-name="P1">ALL_SOURCE &gt; GENERAL_ASSOC &gt; EXP &gt; NAME &gt; DESIGNATOR &gt; USED_OBJECT &gt; used_object_id</text:p>
      <text:p text:style-name="P1">ALL_SOURCE &gt; SEQUENCES &gt; exp_s</text:p>
      <text:p text:style-name="P1">ALL_SOURCE &gt; GENERAL_ASSOC &gt; EXP &gt; NAME &gt; NAME_EXP &gt; indexed</text:p>
      <text:p text:style-name="P1">ALL_SOURCE &gt; GENERAL_ASSOC &gt; EXP &gt; NAME &gt; NAME_EXP &gt; slice</text:p>
      <text:p text:style-name="P1">ALL_SOURCE &gt; GENERAL_ASSOC &gt; EXP &gt; NAME &gt; NAME_EXP &gt; NAME_VAL &gt; selected</text:p>
      <text:p text:style-name="P1">ALL_SOURCE &gt; GENERAL_ASSOC &gt; EXP &gt; NAME &gt; NAME_EXP &gt; all</text:p>
      <text:p text:style-name="P1">ALL_SOURCE &gt; GENERAL_ASSOC &gt; EXP &gt; NAME &gt; NAME_EXP &gt; NAME_VAL &gt; attribute</text:p>
      <text:p text:style-name="P1">ALL_SOURCE &gt; GENERAL_ASSOC &gt; EXP &gt; EXP_EXP &gt; AGG_EXP &gt; aggregate</text:p>
      <text:p text:style-name="P1">ALL_SOURCE &gt; GENERAL_ASSOC &gt; NAMED_ASSOC &gt; named</text:p>
      <text:p text:style-name="P1">ALL_SOURCE &gt; GENERAL_ASSOC &gt; EXP &gt; EXP_EXP &gt; EXP_VAL &gt; short_circuit</text:p>
      <text:p text:style-name="P1">ALL_SOURCE &gt; SHORT_CIRCUIT_OP &gt; and_then</text:p>
      <text:p text:style-name="P1">ALL_SOURCE &gt; SHORT_CIRCUIT_OP &gt; or_else</text:p>
      <text:p text:style-name="P1">ALL_SOURCE &gt; GENERAL_ASSOC &gt; EXP &gt; EXP_EXP &gt; EXP_VAL &gt; EXP_VAL_EXP &gt; MEMBERSHIP &gt; range_membership</text:p>
      <text:p text:style-name="P1">ALL_SOURCE &gt; GENERAL_ASSOC &gt; EXP &gt; EXP_EXP &gt; EXP_VAL &gt; EXP_VAL_EXP &gt; MEMBERSHIP &gt; type_membership</text:p>
      <text:p text:style-name="P1">ALL_SOURCE &gt; MEMBERSHIP_OP &gt; in_op</text:p>
      <text:p text:style-name="P1">ALL_SOURCE &gt; MEMBERSHIP_OP &gt; not_in</text:p>
      <text:p text:style-name="P1">ALL_SOURCE &gt; GENERAL_ASSOC &gt; EXP &gt; EXP_EXP &gt; EXP_VAL &gt; EXP_VAL_EXP &gt; parenthesized</text:p>
      <text:p text:style-name="P1">ALL_SOURCE &gt; GENERAL_ASSOC &gt; EXP &gt; EXP_EXP &gt; EXP_VAL &gt; numeric_literal</text:p>
      <text:p text:style-name="P1">ALL_SOURCE &gt; GENERAL_ASSOC &gt; EXP &gt; EXP_EXP &gt; AGG_EXP &gt; string_literal</text:p>
      <text:p text:style-name="P1">ALL_SOURCE &gt; GENERAL_ASSOC &gt; EXP &gt; EXP_EXP &gt; EXP_VAL &gt; null_access</text:p>
      <text:p text:style-name="P1">ALL_SOURCE &gt; GENERAL_ASSOC &gt; EXP &gt; EXP_EXP &gt; EXP_VAL &gt; EXP_VAL_EXP &gt; QUAL_CONV &gt; conversion</text:p>
      <text:p text:style-name="P1">ALL_SOURCE &gt; GENERAL_ASSOC &gt; EXP &gt; EXP_EXP &gt; EXP_VAL &gt; EXP_VAL_EXP &gt; QUAL_CONV &gt; qualified</text:p>
      <text:p text:style-name="P1">ALL_SOURCE &gt; GENERAL_ASSOC &gt; EXP &gt; EXP_EXP &gt; qualified_allocator</text:p>
      <text:p text:style-name="P1">ALL_SOURCE &gt; GENERAL_ASSOC &gt; EXP &gt; EXP_EXP &gt; subtype_allocator</text:p>
      <text:p text:style-name="P1">ALL_SOURCE &gt; SEQUENCES &gt; stm_s</text:p>
      <text:p text:style-name="P1">ALL_SOURCE &gt; STM_ELEM &gt; stm_pragma</text:p>
      <text:p text:style-name="P1">ALL_SOURCE &gt; STM_ELEM &gt; STM &gt; labeled</text:p>
      <text:p text:style-name="P1">ALL_SOURCE &gt; DEF_NAME &gt; SOURCE_NAME &gt; LABEL_NAME &gt; label_id</text:p>
      <text:p text:style-name="P1">ALL_SOURCE &gt; STM_ELEM &gt; STM &gt; null_stm</text:p>
      <text:p text:style-name="P1">ALL_SOURCE &gt; STM_ELEM &gt; STM &gt; STM_WITH_EXP &gt; STM_WITH_EXP_NAME &gt; assign</text:p>
      <text:p text:style-name="P1">ALL_SOURCE &gt; STM_ELEM &gt; STM &gt; CLAUSES_STM &gt; if</text:p>
      <text:p text:style-name="P1">ALL_SOURCE &gt; TEST_CLAUSE_ELEM &gt; TEST_CLAUSE &gt; cond_clause</text:p>
      <text:p text:style-name="P1">ALL_SOURCE &gt; STM_ELEM &gt; STM &gt; STM_WITH_EXP &gt; case</text:p>
      <text:p text:style-name="P1">ALL_SOURCE &gt; SEQUENCES &gt; alternative_s</text:p>
      <text:p text:style-name="P1">ALL_SOURCE &gt; ALTERNATIVE_ELEM &gt; alternative</text:p>
      <text:p text:style-name="P1">ALL_SOURCE &gt; ALTERNATIVE_ELEM &gt; alternative_pragma</text:p>
      <text:p text:style-name="P1">ALL_SOURCE &gt; DEF_NAME &gt; SOURCE_NAME &gt; LABEL_NAME &gt; block_loop_id</text:p>
      <text:p text:style-name="P1">ALL_SOURCE &gt; STM_ELEM &gt; STM &gt; BLOCK_LOOP &gt; loop</text:p>
      <text:p text:style-name="P1">ALL_SOURCE &gt; ITERATION &gt; FOR_REV &gt; for</text:p>
      <text:p text:style-name="P1">ALL_SOURCE &gt; ITERATION &gt; FOR_REV &gt; reverse</text:p>
      <text:p text:style-name="P1">ALL_SOURCE &gt; DEF_NAME &gt; SOURCE_NAME &gt; OBJECT_NAME &gt; iteration_id</text:p>
      <text:p text:style-name="P1">ALL_SOURCE &gt; ITERATION &gt; while</text:p>
      <text:p text:style-name="P1">ALL_SOURCE &gt; STM_ELEM &gt; STM &gt; BLOCK_LOOP &gt; block</text:p>
      <text:p text:style-name="P1">ALL_SOURCE &gt; UNIT_DESC &gt; BODY &gt; block_body</text:p>
      <text:p text:style-name="P1">ALL_SOURCE &gt; STM_ELEM &gt; STM &gt; STM_WITH_EXP &gt; STM_WITH_EXP_NAME &gt; exit</text:p>
      <text:p text:style-name="P1">ALL_SOURCE &gt; STM_ELEM &gt; STM &gt; STM_WITH_EXP &gt; return</text:p>
      <text:p text:style-name="P1">ALL_SOURCE &gt; STM_ELEM &gt; STM &gt; STM_WITH_NAME &gt; goto</text:p>
      <text:p text:style-name="P1"><text:soft-page-break/>ALL_SOURCE &gt; ALL_DECL &gt; ITEM &gt; DECL &gt; ID_DECL &gt; UNIT_DECL &gt; NON_GENERIC_DECL &gt; subprog_entry_decl</text:p>
      <text:p text:style-name="P1">ALL_SOURCE &gt; UNIT_DESC &gt; derived_subprog</text:p>
      <text:p text:style-name="P1">ALL_SOURCE &gt; UNIT_DESC &gt; implicit_not_eq</text:p>
      <text:p text:style-name="P1">ALL_SOURCE &gt; DEF_NAME &gt; SOURCE_NAME &gt; UNIT_NAME &gt; NON_TASK_NAME &gt; SUBPROG_PACK_NAME &gt; SUBPROG_NAME &gt; procedure_id</text:p>
      <text:p text:style-name="P1">ALL_SOURCE &gt; DEF_NAME &gt; SOURCE_NAME &gt; UNIT_NAME &gt; NON_TASK_NAME &gt; SUBPROG_PACK_NAME &gt; SUBPROG_NAME &gt; function_id</text:p>
      <text:p text:style-name="P1">ALL_SOURCE &gt; DEF_NAME &gt; SOURCE_NAME &gt; UNIT_NAME &gt; NON_TASK_NAME &gt; SUBPROG_PACK_NAME &gt; SUBPROG_NAME &gt; operator_id</text:p>
      <text:p text:style-name="P1">ALL_SOURCE &gt; HEADER &gt; SUBP_ENTRY_HEADER &gt; procedure_spec</text:p>
      <text:p text:style-name="P1">ALL_SOURCE &gt; HEADER &gt; SUBP_ENTRY_HEADER &gt; function_spec</text:p>
      <text:p text:style-name="P1">ALL_SOURCE &gt; SEQUENCES &gt; param_s</text:p>
      <text:p text:style-name="P1">ALL_SOURCE &gt; ALL_DECL &gt; ITEM &gt; DSCRMT_PARAM_DECL &gt; PARAM &gt; in</text:p>
      <text:p text:style-name="P1">ALL_SOURCE &gt; ALL_DECL &gt; ITEM &gt; DSCRMT_PARAM_DECL &gt; PARAM &gt; in_out</text:p>
      <text:p text:style-name="P1">ALL_SOURCE &gt; ALL_DECL &gt; ITEM &gt; DSCRMT_PARAM_DECL &gt; PARAM &gt; out</text:p>
      <text:p text:style-name="P1">ALL_SOURCE &gt; DEF_NAME &gt; SOURCE_NAME &gt; OBJECT_NAME &gt; INIT_OBJECT_NAME &gt; PARAM_NAME &gt; in_id</text:p>
      <text:p text:style-name="P1">ALL_SOURCE &gt; DEF_NAME &gt; SOURCE_NAME &gt; OBJECT_NAME &gt; INIT_OBJECT_NAME &gt; PARAM_NAME &gt; PARAM_IO_O &gt; in_out_id</text:p>
      <text:p text:style-name="P1">ALL_SOURCE &gt; DEF_NAME &gt; SOURCE_NAME &gt; OBJECT_NAME &gt; INIT_OBJECT_NAME &gt; PARAM_NAME &gt; PARAM_IO_O &gt; out_id</text:p>
      <text:p text:style-name="P1">ALL_SOURCE &gt; ALL_DECL &gt; ITEM &gt; SUBUNIT_BODY &gt; subprogram_body</text:p>
      <text:p text:style-name="P1">ALL_SOURCE &gt; STM_ELEM &gt; STM &gt; STM_WITH_NAME &gt; CALL_STM &gt; procedure_call</text:p>
      <text:p text:style-name="P1">ALL_SOURCE &gt; GENERAL_ASSOC &gt; EXP &gt; NAME &gt; NAME_EXP &gt; NAME_VAL &gt; function_call</text:p>
      <text:p text:style-name="P1">ALL_SOURCE &gt; GENERAL_ASSOC &gt; NAMED_ASSOC &gt; assoc</text:p>
      <text:p text:style-name="P1">ALL_SOURCE &gt; ALL_DECL &gt; ITEM &gt; DECL &gt; ID_DECL &gt; UNIT_DECL &gt; NON_GENERIC_DECL &gt; package_decl</text:p>
      <text:p text:style-name="P1">ALL_SOURCE &gt; DEF_NAME &gt; SOURCE_NAME &gt; UNIT_NAME &gt; NON_TASK_NAME &gt; SUBPROG_PACK_NAME &gt; package_id</text:p>
      <text:p text:style-name="P1">ALL_SOURCE &gt; HEADER &gt; package_spec</text:p>
      <text:p text:style-name="P1">ALL_SOURCE &gt; SEQUENCES &gt; decl_s</text:p>
      <text:p text:style-name="P1">ALL_SOURCE &gt; ALL_DECL &gt; ITEM &gt; SUBUNIT_BODY &gt; package_body</text:p>
      <text:p text:style-name="P1">ALL_SOURCE &gt; TYPE_DEF &gt; private_def</text:p>
      <text:p text:style-name="P1">ALL_SOURCE &gt; TYPE_DEF &gt; l_private_def</text:p>
      <text:p text:style-name="P1">ALL_SOURCE &gt; DEF_NAME &gt; SOURCE_NAME &gt; TYPE_NAME &gt; private_type_id</text:p>
      <text:p text:style-name="P1">ALL_SOURCE &gt; DEF_NAME &gt; SOURCE_NAME &gt; TYPE_NAME &gt; l_private_type_id</text:p>
      <text:p text:style-name="P1">TYPE_SPEC &gt; DERIVABLE_SPEC &gt; PRIVATE_SPEC &gt; private</text:p>
      <text:p text:style-name="P1">TYPE_SPEC &gt; DERIVABLE_SPEC &gt; PRIVATE_SPEC &gt; l_private</text:p>
      <text:p text:style-name="P1">ALL_SOURCE &gt; ALL_DECL &gt; ITEM &gt; DECL &gt; ID_S_DECL &gt; deferred_constant_decl</text:p>
      <text:p text:style-name="P1">ALL_SOURCE &gt; ALL_DECL &gt; ITEM &gt; DECL &gt; USE_PRAGMA &gt; use</text:p>
      <text:p text:style-name="P1">ALL_SOURCE &gt; ALL_DECL &gt; ITEM &gt; DECL &gt; ID_DECL &gt; SIMPLE_RENAME_DECL &gt; renames_obj_decl</text:p>
      <text:p text:style-name="P1">ALL_SOURCE &gt; ALL_DECL &gt; ITEM &gt; DECL &gt; ID_DECL &gt; SIMPLE_RENAME_DECL &gt; renames_exc_decl</text:p>
      <text:p text:style-name="P1">ALL_SOURCE &gt; UNIT_DESC &gt; UNIT_KIND &gt; RENAME_INSTANT &gt; renames_unit</text:p>
      <text:p text:style-name="P1">ALL_SOURCE &gt; ALL_DECL &gt; ITEM &gt; DECL &gt; ID_DECL &gt; task_decl</text:p>
      <text:p text:style-name="P1">TYPE_SPEC &gt; DERIVABLE_SPEC &gt; FULL_TYPE_SPEC &gt; task_spec</text:p>
      <text:p text:style-name="P1">ALL_SOURCE &gt; ALL_DECL &gt; ITEM &gt; SUBUNIT_BODY &gt; task_body</text:p>
      <text:p text:style-name="P1">ALL_SOURCE &gt; DEF_NAME &gt; SOURCE_NAME &gt; UNIT_NAME &gt; task_body_id</text:p>
      <text:p text:style-name="P1">ALL_SOURCE &gt; ALL_DECL &gt; block_master</text:p>
      <text:p text:style-name="P1">ALL_SOURCE &gt; HEADER &gt; SUBP_ENTRY_HEADER &gt; entry</text:p>
      <text:p text:style-name="P1">ALL_SOURCE &gt; DEF_NAME &gt; SOURCE_NAME &gt; entry_id</text:p>
      <text:p text:style-name="P1">ALL_SOURCE &gt; STM_ELEM &gt; STM &gt; STM_WITH_NAME &gt; CALL_STM &gt; entry_call</text:p>
      <text:p text:style-name="P1">ALL_SOURCE &gt; STM_ELEM &gt; STM &gt; accept</text:p>
      <text:p text:style-name="P1">ALL_SOURCE &gt; STM_ELEM &gt; STM &gt; STM_WITH_EXP &gt; delay</text:p>
      <text:p text:style-name="P1">ALL_SOURCE &gt; STM_ELEM &gt; STM &gt; CLAUSES_STM &gt; selective_wait</text:p>
      <text:p text:style-name="P1">ALL_SOURCE &gt; SEQUENCES &gt; test_clause_elem_s</text:p>
      <text:p text:style-name="P1">ALL_SOURCE &gt; TEST_CLAUSE_ELEM &gt; TEST_CLAUSE &gt; select_alternative</text:p>
      <text:p text:style-name="P1">ALL_SOURCE &gt; TEST_CLAUSE_ELEM &gt; select_alt_pragma</text:p>
      <text:p text:style-name="P1">ALL_SOURCE &gt; STM_ELEM &gt; STM &gt; terminate</text:p>
      <text:p text:style-name="P1">ALL_SOURCE &gt; STM_ELEM &gt; STM &gt; ENTRY_STM &gt; cond_entry</text:p>
      <text:p text:style-name="P1">ALL_SOURCE &gt; STM_ELEM &gt; STM &gt; ENTRY_STM &gt; timed_entry</text:p>
      <text:p text:style-name="P1">ALL_SOURCE &gt; SEQUENCES &gt; name_s</text:p>
      <text:p text:style-name="P1">ALL_SOURCE &gt; STM_ELEM &gt; STM &gt; abort</text:p>
      <text:p text:style-name="P1">ALL_SOURCE &gt; compilation</text:p>
      <text:p text:style-name="P1">ALL_SOURCE &gt; SEQUENCES &gt; compltn_unit_s</text:p>
      <text:p text:style-name="P1">ALL_SOURCE &gt; SEQUENCES &gt; pragma_s</text:p>
      <text:p text:style-name="P1">ALL_SOURCE &gt; compilation_unit</text:p>
      <text:p text:style-name="P1">ALL_SOURCE &gt; CONTEXT_ELEM &gt; context_pragma</text:p>
      <text:p text:style-name="P1">ALL_SOURCE &gt; SEQUENCES &gt; context_elem_s</text:p>
      <text:p text:style-name="P1">ALL_SOURCE &gt; CONTEXT_ELEM &gt; with</text:p>
      <text:p text:style-name="P1">ALL_SOURCE &gt; SEQUENCES &gt; use_pragma_s</text:p>
      <text:p text:style-name="P1">ALL_SOURCE &gt; ALL_DECL &gt; subunit</text:p>
      <text:p text:style-name="P1">ALL_SOURCE &gt; UNIT_DESC &gt; BODY &gt; stub</text:p>
      <text:p text:style-name="P1">ALL_SOURCE &gt; ALL_DECL &gt; ITEM &gt; DECL &gt; ID_S_DECL &gt; exception_decl</text:p>
      <text:p text:style-name="P1">ALL_SOURCE &gt; DEF_NAME &gt; SOURCE_NAME &gt; exception_id</text:p>
      <text:p text:style-name="P1">ALL_SOURCE &gt; STM_ELEM &gt; STM &gt; STM_WITH_NAME &gt; raise</text:p>
      <text:p text:style-name="P1">ALL_SOURCE &gt; ALL_DECL &gt; ITEM &gt; DECL &gt; ID_DECL &gt; UNIT_DECL &gt; generic_decl</text:p>
      <text:p text:style-name="P1">ALL_SOURCE &gt; DEF_NAME &gt; SOURCE_NAME &gt; UNIT_NAME &gt; NON_TASK_NAME &gt; generic_id</text:p>
      <text:p text:style-name="P1">ALL_SOURCE &gt; UNIT_DESC &gt; UNIT_KIND &gt; GENERIC_PARAM &gt; name_default</text:p>
      <text:p text:style-name="P1">ALL_SOURCE &gt; UNIT_DESC &gt; UNIT_KIND &gt; GENERIC_PARAM &gt; box_default</text:p>
      <text:p text:style-name="P1">ALL_SOURCE &gt; UNIT_DESC &gt; UNIT_KIND &gt; GENERIC_PARAM &gt; no_default</text:p>
      <text:p text:style-name="P1">ALL_SOURCE &gt; TYPE_DEF &gt; formal_dscrt_def</text:p>
      <text:p text:style-name="P1">ALL_SOURCE &gt; TYPE_DEF &gt; formal_fixed_def</text:p>
      <text:p text:style-name="P1">ALL_SOURCE &gt; TYPE_DEF &gt; formal_float_def</text:p>
      <text:p text:style-name="P1">ALL_SOURCE &gt; TYPE_DEF &gt; formal_integer_def</text:p>
      <text:p text:style-name="P1">ALL_SOURCE &gt; UNIT_DESC &gt; UNIT_KIND &gt; RENAME_INSTANT &gt; instantiation</text:p>
      <text:p text:style-name="P1">ALL_SOURCE &gt; ALL_DECL &gt; ITEM &gt; DECL &gt; REP &gt; NAMED_REP &gt; length_enum_rep</text:p>
      <text:p text:style-name="P1">ALL_SOURCE &gt; ALIGNMENT_CLAUSE &gt; alignment</text:p>
      <text:p text:style-name="P1">ALL_SOURCE &gt; ALL_DECL &gt; ITEM &gt; DECL &gt; REP &gt; record_rep</text:p>
      <text:p text:style-name="P1">ALL_SOURCE &gt; SEQUENCES &gt; comp_rep_s</text:p>
      <text:p text:style-name="P1">ALL_SOURCE &gt; COMP_REP_ELEM &gt; comp_rep</text:p>
      <text:p text:style-name="P1">ALL_SOURCE &gt; COMP_REP_ELEM &gt; comp_rep_pragma</text:p>
      <text:p text:style-name="P1">ALL_SOURCE &gt; ALL_DECL &gt; ITEM &gt; DECL &gt; REP &gt; NAMED_REP &gt; address</text:p>
      <text:p text:style-name="P1">ALL_SOURCE &gt; STM_ELEM &gt; STM &gt; STM_WITH_EXP &gt; STM_WITH_EXP_NAME &gt; code</text:p>
      <text:p text:style-name="P1">ALL_SOURCE &gt; DEF_NAME &gt; PREDEF_NAME &gt; attribute_id</text:p>
      <text:p text:style-name="P1">TYPE_SPEC &gt; universal_integer</text:p>
      <text:p text:style-name="P1">TYPE_SPEC &gt; universal_fixed</text:p>
      <text:p text:style-name="P1">TYPE_SPEC &gt; universal_real</text:p>
      <text:p text:style-name="P1">ALL_SOURCE &gt; DEF_NAME &gt; PREDEF_NAME &gt; argument_id</text:p>
      <text:p text:style-name="P1">ALL_SOURCE &gt; DEF_NAME &gt; PREDEF_NAME &gt; bltn_operator_id</text:p>
      <text:p text:style-name="P1">ALL_SOURCE &gt; DEF_NAME &gt; PREDEF_NAME &gt; pragma_id</text:p>
      <text:p text:style-name="P1">ALL_SOURCE &gt; SEQUENCES &gt; argument_id_s</text:p>
      <text:p text:style-name="P1">NON_DIANA &gt; user_root</text:p>
      <text:p text:style-name="P1">NON_DIANA &gt; real_val</text:p>
      <text:p text:style-name="P1">NON_DIANA &gt; trans_with</text:p>
      <text:p text:style-name="P1">NON_DIANA &gt; lib_info</text:p>
      <text:p text:style-name="P1">NON_DIANA &gt; UNSPECIFIED_TYPE &gt; any_integer</text:p>
      <text:p text:style-name="P1">NON_DIANA &gt; UNSPECIFIED_TYPE &gt; any_real</text:p>
      <text:p text:style-name="P1">NON_DIANA &gt; UNSPECIFIED_TYPE &gt; any_access</text:p>
      <text:p text:style-name="P1">NON_DIANA &gt; UNSPECIFIED_TYPE &gt; any_composite</text:p>
      <text:p text:style-name="P1">NON_DIANA &gt; UNSPECIFIED_TYPE &gt; any_string</text:p>
      <text:p text:style-name="P1">NON_DIANA &gt; UNSPECIFIED_TYPE &gt; any_access_of</text:p>
      <text:p text:style-name="P1">NON_DIANA &gt; def</text:p>
      <text:p text:style-name="P1">NON_DIANA &gt; implicit_conv</text:p>
      <text:p text:style-name="P1">NON_DIANA &gt; nullary_cal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1T19:42:18.096746705</dc:date>
    <meta:editing-duration>PT2M51S</meta:editing-duration>
    <meta:editing-cycles>1</meta:editing-cycles>
    <meta:document-statistic meta:table-count="0" meta:image-count="0" meta:object-count="0" meta:page-count="2" meta:paragraph-count="231" meta:word-count="1835" meta:character-count="12342" meta:non-whitespace-character-count="10738"/>
    <meta:generator>LibreOffice/7.5.6.2$Linux_X86_64 LibreOffice_project/50$Build-2</meta:generator>
  </office:meta>
</office:document-meta>
</file>